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margin-top="0cm" fo:margin-bottom="0.499cm"/>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color="#444444" style:font-name="monospace" fo:font-weight="bold"/>
    </style:style>
    <style:style style:name="P6" style:family="paragraph" style:parent-style-name="Text_20_body" style:list-style-name="L3"/>
    <style:style style:name="P7" style:family="paragraph" style:parent-style-name="Text_20_body">
      <style:text-properties fo:color="#7f6000" fo:font-weight="bold" fo:background-color="#eeeeee"/>
    </style:style>
    <style:style style:name="P8" style:family="paragraph" style:parent-style-name="Text_20_body">
      <style:text-properties fo:color="#660000" fo:font-size="7pt" fo:font-weight="bold" fo:background-color="#eeeeee"/>
    </style:style>
    <style:style style:name="P9" style:family="paragraph" style:parent-style-name="Text_20_body">
      <style:paragraph-properties fo:margin-top="0cm" fo:margin-bottom="0cm"/>
    </style:style>
    <style:style style:name="P10" style:family="paragraph" style:parent-style-name="Text_20_body" style:list-style-name="L1">
      <style:paragraph-properties fo:margin-top="0cm" fo:margin-bottom="0cm"/>
    </style:style>
    <style:style style:name="P11" style:family="paragraph" style:parent-style-name="Text_20_body">
      <style:paragraph-properties fo:margin-top="0cm" fo:margin-bottom="0cm"/>
      <style:text-properties fo:color="#444444" style:font-name="monospace" fo:font-weight="bold"/>
    </style:style>
    <style:style style:name="P12" style:family="paragraph" style:parent-style-name="Text_20_body">
      <style:paragraph-properties fo:margin-top="0cm" fo:margin-bottom="0cm"/>
      <style:text-properties fo:color="#783f04" style:font-name="monospace" fo:font-weight="bold"/>
    </style:style>
    <style:style style:name="P13" style:family="paragraph" style:parent-style-name="Text_20_body">
      <style:paragraph-properties fo:margin-top="0cm" fo:margin-bottom="0cm"/>
      <style:text-properties fo:color="#783f04" style:font-name="monospace" fo:font-size="7pt" fo:font-weight="bold"/>
    </style:style>
    <style:style style:name="P14" style:family="paragraph" style:parent-style-name="Text_20_body" style:list-style-name="L3">
      <style:paragraph-properties fo:margin-top="0cm" fo:margin-bottom="0cm"/>
    </style:style>
    <style:style style:name="P15" style:family="paragraph" style:parent-style-name="Text_20_body">
      <style:paragraph-properties fo:margin-top="0cm" fo:margin-bottom="0cm"/>
      <style:text-properties fo:color="#7f6000" fo:background-color="#eeeeee"/>
    </style:style>
    <style:style style:name="P16" style:family="paragraph" style:parent-style-name="Text_20_body" style:list-style-name="L4">
      <style:paragraph-properties fo:margin-top="0cm" fo:margin-bottom="0cm"/>
    </style:style>
    <style:style style:name="P17" style:family="paragraph" style:parent-style-name="Text_20_body">
      <style:paragraph-properties fo:margin-top="0cm" fo:margin-bottom="0cm" style:writing-mode="lr-tb"/>
    </style:style>
    <style:style style:name="P18" style:family="paragraph" style:parent-style-name="Text_20_body" style:list-style-name="L4">
      <style:paragraph-properties fo:margin-top="0cm" fo:margin-bottom="0cm" style:writing-mode="lr-tb"/>
    </style:style>
    <style:style style:name="P19" style:family="paragraph" style:parent-style-name="Text_20_body" style:list-style-name="L4">
      <style:paragraph-properties style:writing-mode="lr-tb"/>
    </style:style>
    <style:style style:name="P20" style:family="paragraph" style:parent-style-name="Preformatted_20_Text">
      <style:paragraph-properties fo:margin-top="0cm" fo:margin-bottom="0.499cm"/>
    </style:style>
    <style:style style:name="P21" style:family="paragraph" style:parent-style-name="Heading_20_2">
      <style:text-properties fo:color="#7f6000" fo:background-color="#eeeeee"/>
    </style:style>
    <style:style style:name="T1" style:family="text">
      <style:text-properties fo:color="#783f04" style:font-name="monospace" fo:font-weight="bold"/>
    </style:style>
    <style:style style:name="T2" style:family="text">
      <style:text-properties fo:color="#783f04" fo:font-size="7pt"/>
    </style:style>
    <style:style style:name="T3" style:family="text">
      <style:text-properties fo:color="#cc0000" fo:font-weight="bold"/>
    </style:style>
    <style:style style:name="T4" style:family="text">
      <style:text-properties fo:color="#990000" fo:font-weight="bold"/>
    </style:style>
    <style:style style:name="T5" style:family="text">
      <style:text-properties fo:color="#0c343d" fo:font-weight="bold"/>
    </style:style>
    <style:style style:name="T6" style:family="text">
      <style:text-properties fo:color="#444444"/>
    </style:style>
    <style:style style:name="T7" style:family="text">
      <style:text-properties fo:color="#444444" fo:font-size="10pt"/>
    </style:style>
    <style:style style:name="T8" style:family="text">
      <style:text-properties fo:color="#7f6000" fo:background-color="#eeeeee"/>
    </style:style>
    <style:style style:name="T9" style:family="text">
      <style:text-properties fo:color="#7f6000" fo:font-weight="bold" fo:background-color="#eeeeee"/>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Girofle :</text:p>
      <text:p text:style-name="P1">Outil de test de charge/performance</text:p>
      <text:p text:style-name="P1"/>
      <text:p text:style-name="Standard"/>
      <text:p text:style-name="Standard"/>
      <text:p text:style-name="Standard"/>
      <text:p text:style-name="Standard">la requête CURL basique, de test:</text:p>
      <text:p text:style-name="Standard"/>
      <text:p text:style-name="Standard"> curl -i -H "Accept: application/json" -H "Content-Type:application/json" -X POST --data  '{"username": "johnny", "password": "password"}' "https://localhost:8080/.../request"</text:p>
      <text:p text:style-name="Standard"/>
      <text:p text:style-name="Standard">je pourrais faire une solution de tests de charge, avec des VMs différentes, qui sont toutes des hôtes docker, et un conteneur par attaquant, un seul thread par conteneur, donc conteneur ultra léger, et derrière... il me faut:</text:p>
      <text:p text:style-name="Standard"/>
      <text:p text:style-name="Standard">N VMs, qui sont réparties dans P réseaux différents, on eput par exemple prendre des VMs dans des datacenters, et déployer... dans des clusters Kubernetes aussi... la question est, quand je déploie dans Kubernetes, comment je fais pour maîtriser le nombre exact de requêtes envoyées... avec le logiciel, tout simplement, je fais des commandes d'envoi de requêtes depuis N clusters Kubernetes.</text:p>
      <text:p text:style-name="Standard"/>
      <text:p text:style-name="P2">mais bon, je pourrais aussi essayer quand même dans plusieurs VM hôtes, DOcker, et alors aucun utilisateur Linux n'a le droit de faire autre chose que des commadnes docker de lecture:</text:p>
      <text:list xml:id="list6311135096081058171" text:style-name="L1">
        <text:list-item>
          <text:p text:style-name="P10">docker ps -a</text:p>
        </text:list-item>
        <text:list-item>
          <text:p text:style-name="P10">docker images</text:p>
        </text:list-item>
        <text:list-item>
          <text:p text:style-name="P10">docker volumes</text:p>
        </text:list-item>
        <text:list-item>
          <text:p text:style-name="P3">docker pull depuis le registry privé, mais pas docker push</text:p>
        </text:list-item>
      </text:list>
      <text:p text:style-name="P9">Seul l'utilisateur "girofle" a le droit de créer des conteneurs, et le logiciel utilise cet utilisateur linux pour créer les conteneurs,e t faire les opérationsCRUD sur ce sconteneurs.</text:p>
      <text:p text:style-name="P9">Girofle garantiuti ainsi l'unicité des noms de conteneurs au sein d'un ensemble d'hôtes Docker. </text:p>
      <text:p text:style-name="P9">Giroflé référence aussi toutes les adresses IP et numéros de ports utilisés par les conteneurs, pour garantir que deux conteneurs n'utliseront jamais à la fosi la meêm adresse IP et le même numéro de port.</text:p>
      <text:p text:style-name="P9">Ainsi, Girofle, à chaque création de conteneur, attribuera adresse IP et numéro de port pour chaque port exposé en interne du conteneur, dans le dockerfile. Lorsque l'on est en présence d'un démarrage de conteneur par [docker run -p &lt;un_numero_de_port&gt; ... ], girofle repère les ports exposés par l'option "-p", et leur attribue une adresse ip et un port libres, sur la VM hôte Docker.</text:p>
      <text:p text:style-name="P9">Arrivé là, Girofle pourrait utiliser un load balancer avec un service manager, et un serveur DNS (numéro de port 53...), pour permettre d'exposer plusieurs conteneurs, a qui ont été attribué des couples (adresse ip/num. de port) sur un nom de domaine (ayant une valeur par défaut, et re-définissable par l'utilisateur de Girofle) load balancing en plus. </text:p>
      <text:p text:style-name="Text_20_body">DOnc on aurait, pour la solution de tests, n conteneurs, ayant chacun 2 couples (adresse_ip/num_port_ip):</text:p>
      <text:list xml:id="list8162946280560036119" text:style-name="L2">
        <text:list-item>
          <text:p text:style-name="P4">un pour faire le boulot,  à savoir envoyer des requêtes réseaux, et ce port servirait à recevoir les éventuelles réponses, ce qui peremttrait de tester le contenu des réponses. Mais ce conteneurs ne fait qu'envoyer et récupérer la réponse. Ok, j'ai testé et il n'y a pas besoin d'exposer un port quelconque pour envoyer des requêtes HTTP  POST / GET , etc... avec Authentication Bearer token s'il le faut. Voilà le test:</text:p>
        </text:list-item>
      </text:list>
      <text:p text:style-name="P11">#   je créée un conteneur le plus simple possible, mais "qui reste <text:soft-page-break/>allumé":</text:p>
      <text:p text:style-name="P12">docker run --name mon-petit-conteneur -d centos:centos7 </text:p>
      <text:p text:style-name="P9"><text:span text:style-name="T1">docker exec -it mon-petit-conteneur /bin/bash -c</text:span> <text:span text:style-name="T3">"</text:span> <text:span text:style-name="T5">curl -i -H \"Accept: application/json\" -H \"Content-Type:application/json\" -X POST --data  '{\"name\": \"morpheus\", \"job\": \"leader\"}' \"https://demo.ckan.org/api/3/action/group_list\"</text:span><text:span text:style-name="T4"> </text:span><text:span text:style-name="T3">"</text:span></text:p>
      <text:p text:style-name="P11"># Ce qui correspond à envoyer exactment la requête:</text:p>
      <text:p text:style-name="P11">#      <text:span text:style-name="T2">curl -i -H "Accept: application/json" -H "Content-Type:application/json" -X POST --data  '{"name": "morpheus", "job": "leader"}' "https://demo.ckan.org/api/3/action/group_list"</text:span></text:p>
      <text:p text:style-name="P13"><text:span text:style-name="T7">#     </text:span><text:span text:style-name="T6"> </text:span>(Cette requête attaque une API Rest existante, publique)</text:p>
      <text:p text:style-name="P5">#</text:p>
      <text:list xml:id="list4212807961611853885" text:style-name="L3">
        <text:list-item>
          <text:p text:style-name="P14">un pour dialoguer avec girofle, c'est la "management interface", qui a une "management ip adress" et u n "management ip port number"</text:p>
        </text:list-item>
        <text:list-item>
          <text:p text:style-name="P6"/>
        </text:list-item>
      </text:list>
      <text:p text:style-name="P9">Et tiens, regardes ce que dis un gars à un autre, pour fair eun appli qui retourne des réponses HTTP, et qui envoie des requêtes http:</text:p>
      <text:p text:style-name="P9"/>
      <text:section text:style-name="Sect1" text:name="gmail-question-header">
        <text:h text:style-name="Heading_20_1" text:outline-level="1"><text:a xlink:type="simple" xlink:href="https://stackoverflow.com/questions/36338538/how-to-send-http-requests-to-my-server-running-in-a-docker-container" text:style-name="Internet_20_link" text:visited-style-name="Visited_20_Internet_20_Link"><text:span text:style-name="T8">How to send HTTP requests to my server running in a docker container?</text:span></text:a></text:h>
        <text:p text:style-name="P9"><text:a xlink:type="simple" xlink:href="https://stackoverflow.com/questions/ask" text:style-name="Internet_20_link" text:visited-style-name="Visited_20_Internet_20_Link"><text:span text:style-name="T9">Ask Question</text:span></text:a> </text:p>
      </text:section>
      <text:section text:style-name="Sect1" text:name="gmail-mainbar">
        <text:p text:style-name="P9"/>
        <text:section text:style-name="Sect1" text:name="gmail-question">
          <text:p text:style-name="Text_20_body"><text:span text:style-name="T9">up vote 4 down vote </text:span><text:a xlink:type="simple" xlink:href="https://stackoverflow.com/questions/36338538/how-to-send-http-requests-to-my-server-running-in-a-docker-container#" text:style-name="Internet_20_link" text:visited-style-name="Visited_20_Internet_20_Link">favorite</text:a> </text:p>
          <text:p text:style-name="P7">I've set up a java application which acts as a web server and handles http requests. I've tested that it works outside the container (which it does), but when in the container my requests don't seem to get to it.</text:p>
          <text:p text:style-name="P7">The server listens on port 3971, and the Dockerfile looks like this:</text:p>
          <text:p text:style-name="Preformatted_20_Text"><text:span text:style-name="Source_20_Text"><text:span text:style-name="T9">FROM java:8</text:span></text:span></text:p>
          <text:p text:style-name="Preformatted_20_Text"><text:span text:style-name="Source_20_Text"><text:span text:style-name="T9">ADD VaultServer /</text:span></text:span></text:p>
          <text:p text:style-name="Preformatted_20_Text"><text:span text:style-name="Source_20_Text"><text:span text:style-name="T9">EXPOSE 3971</text:span></text:span></text:p>
          <text:p text:style-name="Preformatted_20_Text"><text:span text:style-name="Source_20_Text"><text:span text:style-name="T9">EXPOSE 3972</text:span></text:span></text:p>
          <text:p text:style-name="P20"><text:span text:style-name="Source_20_Text"><text:span text:style-name="T9">ENTRYPOINT ["java", "-jar", "VaultServer.jar"]</text:span></text:span></text:p>
          <text:p text:style-name="Text_20_body"><text:span text:style-name="T9">Calling to the root address should return something (normally I'd send a GET to </text:span><text:a xlink:type="simple" xlink:href="http://localhost:3971/" text:style-name="Internet_20_link" text:visited-style-name="Visited_20_Internet_20_Link">http://localhost:3971/</text:a><text:span text:style-name="T9">). </text:span></text:p>
          <text:p text:style-name="P7">I've tried replacing 'localhost' with the the ip address of docker-machine, and also with the ip address I get when inspecting the running container for my server, but neither seem to respond. When I call to the ip address of docker-machine, I get ERR_CONNECTION_REFUSED. Is there something else I need to enable?</text:p>
          <text:p text:style-name="P9"><text:a xlink:type="simple" xlink:href="https://stackoverflow.com/questions/tagged/java" text:style-name="Internet_20_link" text:visited-style-name="Visited_20_Internet_20_Link">java</text:a><text:span text:style-name="T9"> </text:span><text:a xlink:type="simple" xlink:href="https://stackoverflow.com/questions/tagged/http" text:style-name="Internet_20_link" text:visited-style-name="Visited_20_Internet_20_Link">http</text:a><text:span text:style-name="T9"> </text:span><text:a xlink:type="simple" xlink:href="https://stackoverflow.com/questions/tagged/docker" text:style-name="Internet_20_link" text:visited-style-name="Visited_20_Internet_20_Link">docker</text:a><text:span text:style-name="T9"> </text:span><text:a xlink:type="simple" xlink:href="https://stackoverflow.com/questions/tagged/webserver" text:style-name="Internet_20_link" text:visited-style-name="Visited_20_Internet_20_Link">webserver</text:a> </text:p>
          <text:p text:style-name="P9"><text:bookmark text:name="gmail-link-post-36338538"/><text:a xlink:type="simple" xlink:href="https://stackoverflow.com/q/36338538" text:style-name="Internet_20_link" text:visited-style-name="Visited_20_Internet_20_Link">share</text:a><text:a xlink:type="simple" xlink:href="https://stackoverflow.com/posts/36338538/edit" text:style-name="Internet_20_link" text:visited-style-name="Visited_20_Internet_20_Link">improve this question</text:a></text:p>
          <text:p text:style-name="P9"><text:span text:style-name="T9">asked Mar 31 '16 at 16:11</text:span> </text:p>
          <text:p text:style-name="P15"><draw:a xlink:type="simple" xlink:href="https://stackoverflow.com/users/738451/andy"><draw:frame draw:style-name="fr1" draw:name="images1" text:anchor-type="as-char" svg:width="0.917cm" svg:height="0.917cm" draw:z-index="0"><draw:image xlink:href="https://www.gravatar.com/avatar/8543caf065549d0b96a81b57c817a6f4?s=32&amp;d=identicon&amp;r=PG" xlink:type="simple" xlink:show="embed" xlink:actuate="onLoad"/></draw:frame></draw:a></text:p>
          <text:p text:style-name="P9"><text:a xlink:type="simple" xlink:href="https://stackoverflow.com/users/738451/andy" text:style-name="Internet_20_link" text:visited-style-name="Visited_20_Internet_20_Link"><text:span text:style-name="T9">Andy</text:span></text:a> </text:p>
          <text:p text:style-name="P17"><text:span text:style-name="T9">6763919</text:span> </text:p>
          <text:section text:style-name="Sect1" text:name="gmail-comments-36338538">
            <text:list xml:id="list7697247906599735784" text:style-name="L4">
              <text:list-item>
                <text:p text:style-name="P16"><text:bookmark text:name="gmail-comment-60299297"/><text:span text:style-name="T9">1</text:span> </text:p>
                <text:p text:style-name="P18"><text:span text:style-name="T9">What was the docker run command line? Did you publish port 3972? (-p 3972:3972) </text:span><text:soft-page-break/><text:span text:style-name="T9">– </text:span><text:a xlink:type="simple" xlink:href="https://stackoverflow.com/users/4118962/michael" text:style-name="Internet_20_link" text:visited-style-name="Visited_20_Internet_20_Link">Michael</text:a><text:span text:style-name="T9"> </text:span><text:a xlink:type="simple" xlink:href="https://stackoverflow.com/questions/36338538/how-to-send-http-requests-to-my-server-running-in-a-docker-container#comment60299297_36338538" text:style-name="Internet_20_link" text:visited-style-name="Visited_20_Internet_20_Link">Mar 31 '16 at 16:19</text:a><text:span text:style-name="T9"> </text:span></text:p>
              </text:list-item>
              <text:list-item>
                <text:p text:style-name="P19"><text:bookmark text:name="gmail-comment-60299459"/><text:span text:style-name="T9">It was just 'docker run vault-server'. Sorry I'm still getting to grips with docker. Why do I have to publish the port if the Dockerfile has to expose it? – </text:span><text:a xlink:type="simple" xlink:href="https://stackoverflow.com/users/738451/andy" text:style-name="Internet_20_link" text:visited-style-name="Visited_20_Internet_20_Link">Andy</text:a><text:span text:style-name="T9"> </text:span><text:a xlink:type="simple" xlink:href="https://stackoverflow.com/questions/36338538/how-to-send-http-requests-to-my-server-running-in-a-docker-container#comment60299459_36338538" text:style-name="Internet_20_link" text:visited-style-name="Visited_20_Internet_20_Link">Mar 31 '16 at 16:23</text:a> </text:p>
              </text:list-item>
            </text:list>
          </text:section>
          <text:section text:style-name="Sect1" text:name="gmail-comments-link-36338538">
            <text:p text:style-name="P9"><text:span text:style-name="T9">add a comment</text:span> </text:p>
          </text:section>
        </text:section>
        <text:section text:style-name="Sect1" text:name="gmail-answers">
          <text:p text:style-name="P9"><text:bookmark text:name="tab-top"/></text:p>
          <text:section text:style-name="Sect1" text:name="gmail-answers-header">
            <text:h text:style-name="P21" text:outline-level="2">3 Answers </text:h>
            <text:section text:style-name="Sect1" text:name="gmail-tabs">
              <text:p text:style-name="Text_20_body"><text:a xlink:type="simple" xlink:href="https://stackoverflow.com/questions/36338538/how-to-send-http-requests-to-my-server-running-in-a-docker-container?answertab=active#tab-top" text:style-name="Internet_20_link" text:visited-style-name="Visited_20_Internet_20_Link">active</text:a><text:span text:style-name="T9"> </text:span><text:a xlink:type="simple" xlink:href="https://stackoverflow.com/questions/36338538/how-to-send-http-requests-to-my-server-running-in-a-docker-container?answertab=oldest#tab-top" text:style-name="Internet_20_link" text:visited-style-name="Visited_20_Internet_20_Link">oldest</text:a><text:span text:style-name="T9"> </text:span><text:a xlink:type="simple" xlink:href="https://stackoverflow.com/questions/36338538/how-to-send-http-requests-to-my-server-running-in-a-docker-container?answertab=votes#tab-top" text:style-name="Internet_20_link" text:visited-style-name="Visited_20_Internet_20_Link">votes</text:a> </text:p>
            </text:section>
          </text:section>
          <text:section text:style-name="Sect1" text:name="gmail-answer-36339228">
            <text:p text:style-name="Text_20_body"><text:span text:style-name="T9">up vote 9 down vote</text:span> </text:p>
            <text:p text:style-name="Text_20_body"><text:span text:style-name="T9">you are doing EXPOSE 3972 which exposes the port to other </text:span><text:span text:style-name="Strong_20_Emphasis"><text:span text:style-name="T9">linked</text:span></text:span><text:span text:style-name="T9"> containers but NOT to the host machine</text:span></text:p>
            <text:p text:style-name="P7">To expose the port to the host machine you do ...</text:p>
            <text:p text:style-name="P20"><text:span text:style-name="Source_20_Text"><text:span text:style-name="T9">docker run -p 3972:3972 ....... etc</text:span></text:span></text:p>
            <text:p text:style-name="P7">you can also do ...</text:p>
            <text:p text:style-name="P20"><text:span text:style-name="Source_20_Text"><text:span text:style-name="T9">docker run -P</text:span></text:span></text:p>
            <text:p text:style-name="P7">which exposes all ports exposed by EXPOSE to the host (this is not the default - you must use the -P flag here)</text:p>
          </text:section>
        </text:section>
      </text:section>
      <text:p text:style-name="P9"/>
      <text:p text:style-name="P9">attends, mais je peux vérifier facilement s j'ai besoin d'un -p 4575:4571 ... pour envoyer une requête http post:</text:p>
      <text:p text:style-name="P9"/>
      <text:p text:style-name="P9">je fais un conteneur, et dans ce conteneur, je fais la commande curl qu'il faut:</text:p>
      <text:p text:style-name="P9"/>
      <text:p text:style-name="P11">#   je créée un conteneur le plus simple possible, mais "qui reste allumé":</text:p>
      <text:p text:style-name="P12">docker run --name mon-petit-conteneur -d centos:centos7 </text:p>
      <text:p text:style-name="P9"><text:span text:style-name="T1">docker exec -it mon-petit-conteneur /bin/bash -c</text:span> <text:span text:style-name="T3">"</text:span> <text:span text:style-name="T5">curl -i -H \"Accept: application/json\" -H \"Content-Type:application/json\" -X POST --data  '{\"name\": \"morpheus\", \"job\": \"leader\"}' \"https://demo.ckan.org/api/3/action/group_list\"</text:span><text:span text:style-name="T4"> </text:span><text:span text:style-name="T3">"</text:span></text:p>
      <text:p text:style-name="P11"># Ce qui correspond à envoyer exactment la requête:</text:p>
      <text:p text:style-name="P11">#      <text:span text:style-name="T2">curl -i -H "Accept: application/json" -H "Content-Type:application/json" -X POST --data  '{"name": "morpheus", "job": "leader"}' "https://demo.ckan.org/api/3/action/group_list"</text:span></text:p>
      <text:p text:style-name="P13"><text:span text:style-name="T7">#     </text:span><text:span text:style-name="T6"> </text:span>(Cette requête attaque une API Rest existante, publique)</text:p>
      <text:p text:style-name="P11">#</text:p>
      <text:p text:style-name="P9">Et voici la sortie standard que j'ai obtenu:</text:p>
      <text:p text:style-name="P9"/>
      <text:p text:style-name="P8">HTTP/1.1 200 OK<text:line-break/>Date: Sat, 07 Jul 2018 22:22:02 GMT<text:line-break/>Content-Type: application/json;charset=utf-8<text:line-break/>Transfer-Encoding: chunked<text:line-break/>Connection: keep-alive<text:line-break/>Set-Cookie: __cfduid=d63ccc0ce5714774424c2bb70c937cbf31531002122; expires=Sun, 07-Jul-19 22:22:02 GMT; path=/; domain=.ckan.org; HttpOnly<text:line-break/>Cache-Control: no-cache<text:line-break/>Pragma: no-cache<text:line-break/>Vary: Accept-Encoding<text:line-break/>Expect-CT: max-age=604800, report-uri="https://report-uri.cloudflare.com/cdn-cgi/beacon/expect-ct"<text:line-break/>Server: cloudflare<text:line-break/>CF-RAY: 436db5204df9a8c9-CDG<text:line-break/><text:line-break/>{"help": "https://demo.ckan.org/api/3/action/help_show?name=group_list", "success": true, "result": ["123", "1234", "16848646846", "1qaz", "20171211", "20171220", "2017test-source", "24601", "4354", "aaaa", "aafcgroup", "adokontax", "agr", "agricoltura-pesca-silvicoltura-e-prodotti-alimentari", "agricultura", "a-groupe", "aire", "alukepelizzgroup", "ambientedel-aire", "amtw", "antoub-group", "arthormore", "asassa", "ashdbashashash", "atest-<text:soft-page-break/>group", "aubanellp1", "balagroup2", "balagrp1", "balagrp2", "balagrp3", "bangaloregroupo", "batch_load_pdf_collection_with_compound_item_test-2", "batch_load_test_collection", "bba50", "bundeahaushalt", "calildadaire", "categoria-cf-2018", "cec-bio", "ciencia", "ciencias-y-tecnologia", "ciencia-y-tecnologia", "ciencia-y-tecnologia-simpsom", "ckan-test-group", "clarity-h2020-eu", "cloudwick1", "cog-gis", "comarch-healthcae", "cultura", "cultura-ocio", "cultura-y-ocio", "curators", "data360", "data-explorer", "datos-del-sepe", "demografia", "demo-group", "demor", "deporte", "dfdfd", "dgti", "disciplina-de-dados-abertos", "economia", "economia-agricola", "economics", "economie", "educa", "educacion", "eliya", "emails", "energia", "enrollment", "exper-group", "fchargroup", "fctest", "fdfd", "finance", "flower_photographs", "fng", "fons-municipal-catalegs-de-les-series-d-urbanisme", "fons-particulars", "formazione", "fwefwew", "g10", "gabelas", "ganaderia", "gasdgadfgbdf", "gasdgadfgbdfvsdsdsm", "geo-examples", "gestaocomdadosabertos_amtw", "gestaocomdadosabertos_esquipegp", "gestaocomdadosabertos_marketing", "gewoiwopie", "gfdsfdsfs", "ghahso", "glue_one_group", "google-flights", "gouli-ckan", "group1", "group-1", "group-23", "groupetto", "group_nak", "group-of-datasets-with-no-orgs", "group-test-22-06-2017", "grup", "grup2", "grup3", "grupa-1", "grupa-2", "grupa-3", "grupaabbcc", "grupo-anton", "grupobartsimpsom", "grupodeprueba", "grupo_dir", "grupoinnovacion2018", "grupo-l", "grupolisasimpsom", "grupoprueba", "grupo-wadus", "gruppo-di-esempio", "gruppo-di-portale", "gruppo-di-prova", "gruppo-nadia", "guppo-aidan", "hacienda", "haha123", "harvesterdemo", "hcl-lab", "health_outcomes_and_behavior", "hidden_collection", "hjk", "housing", "hr-group", "iben", "industri-listrik-dan-air-minum", "infoassetgroup", "innovacion", "instruments", "interesting", "ipsos", "ipsos-public-affairs", "jacienda", "jamproject001", "jamproject123456", "jeju-library-management", "journal-of-classical-studies", "kanaggroup", "kominfo", "kompjuteri", "listas", "los-datos-de-elena", "luclipse1", "luclipse2", "lwo-group", "mahmoudgroup1", "mamandurrias", "m_ambiente", "manning_collection", "master", "matsudah2", "mazinger-z", "medioambiente", "medio_ambiente", "medio-ambiente", "michaelbeilin_test", "mi-grupo", "misc_images", "missouri_southern_university", "mundo3", "mybi", "my-company", "mydata1", "myfirstgroup", "my-g", "my-gfriend", "mygroup", "my-group", "my_group_1", "my-testgroup", "newgroup", "new-group-demo", "novo-grupo", "oca", "oictgroup", "opendata", "open-source", "open-sourcet", "oscar-do-ano-2000", "otrosdatos", "parana", "passa", "paulo", "photographs", "pictures_of_zada", "popolazione", "popolazione-delia", "populate-grupo-a", "pressupostos", "product1", "prueba15junio", "prueba15junio2", "pruebare15", "pruebasdegrupos", "publications", "puppies", "qwerty", "rayen", "rayen3", "reader", "realidad-aumentada", "realidad-virtual", "regiones", "repo", "rerer", "research-project-1", "rettoc", "rgr_musica", "rutas-y-caminos", "sadfasf-wwr2r2sdfasdfas", "saipa3232", "schwendermarkt", "secret", "serpro", "sincis", "sociale", "soratjalasa-m", "soratjalasat", "sparx", "staff", "sumithra_group", "summer_insitute_training_manuals", "syn-odi-catalog", "syslogic-ckan-demo", "takodah_photographs", "tec", "tech", "test", "test1", "test1234", "test_audat", "test-chong-1", "test-ckan2", "testd", "test-desu-yo", "teste2", "testegabriel", "tester", "testest", "test-gr", "testgroup", "test_group", "test-group", "testgroup1", "test-group-1", "testgroup100", "test-group111111", "testgroup2", "test-group22332", "test-group-prasad", "testgroups", "test-groups17", "testie", "test_import_g", "test-mctest", "testorg12345", "test-organisationn-group", "test-terry", "testtest", "test-test", "title-demo", "tokyo__", "tokyo_test1023", "top-level_collection", "toukei", "toukei2", "trans", "transport_verkehr", "ttttttttttt", "turismo", "turismo-master-bd", "turkey", "tw-group", "tw-group-2", "tw-group3", "ugogroup", "ugogroup1", "universitats", "untitled", "valeska-guedes-e-michele-dantas", "vatestfgrouac", "very-special-group", "wahoo", "wayne", "website_html", "wise", "wise-1", "yuyu", "yyyy", "zackgroup"]}[jibl@pc-27 ~]$</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08T00:24:49.32</meta:creation-date>
    <meta:document-statistic meta:table-count="0" meta:image-count="1" meta:object-count="0" meta:page-count="4" meta:paragraph-count="69" meta:word-count="1370" meta:character-count="11644"/>
    <dc:date>2018-07-08T00:26:20.26</dc:date>
    <meta:editing-duration>PT1M36S</meta:editing-duration>
    <meta:editing-cycles>1</meta:editing-cycles>
    <meta:generator>OpenOffice/4.1.4$Win32 OpenOffice.org_project/414m5$Build-9788</meta:generator>
  </office:meta>
</office:document-meta>
</file>